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A2E7CB33D7570E13.png" manifest:media-type="image/png"/>
  <manifest:file-entry manifest:full-path="Pictures/1000000100000258000002586AFB72CE3042B50E.png" manifest:media-type="image/png"/>
  <manifest:file-entry manifest:full-path="Pictures/100000010000008000000080E9B15DBDD91A2C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top" draw:auto-grow-height="false" fo:min-height="9.75cm" fo:min-width="14.7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top" draw:auto-grow-height="false" fo:min-height="8.5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cm" fo:min-width="2.5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2.5cm" fo:min-width="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d4ea6b"/>
      <style:paragraph-properties fo:text-align="start"/>
    </style:style>
    <style:style style:name="P3" style:family="paragraph">
      <loext:graphic-properties draw:fill-color="#b4c7dc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.25cm" svg:height="10cm" svg:x="4.75cm" svg:y="9.25cm">
          <text:p text:style-name="P1">RasPi Zero 2 W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8.75cm" svg:x="5cm" svg:y="10.25cm">
          <text:p text:style-name="P1">apache2 http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cm" svg:x="5.45cm" svg:y="11.5cm">
          <text:p text:style-name="P1">rigct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25cm" svg:x="5.45cm" svg:y="14.25cm">
          <text:p text:style-name="P1">rigme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25cm" svg:x="5.45cm" svg:y="12.75cm">
          <text:p text:style-name="P1">rotct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25cm" svg:x="5.45cm" svg:y="15.75cm">
          <text:p text:style-name="P1">rigsmt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25cm" svg:x="5.45cm" svg:y="17.25cm">
          <text:p text:style-name="P1">rigsw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5cm" svg:height="0.75cm" svg:x="7.95cm" svg:y="16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7.95cm" svg:y="14.5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7.95cm" svg:y="13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7.95cm" svg:y="11.6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7.95cm" svg:y="17.25cm">
          <draw:image xlink:href="Pictures/100000010000008000000080E9B15DBDD91A2C79.png" xlink:type="simple" xlink:show="embed" xlink:actuate="onLoad" draw:mime-type="image/png">
            <text:p/>
          </draw:image>
        </draw:frame>
        <draw:custom-shape draw:style-name="gr3" draw:text-style-name="P1" draw:layer="layout" svg:width="3cm" svg:height="1cm" svg:x="11cm" svg:y="11.5cm">
          <text:p text:style-name="P1">rigct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25cm" svg:x="11cm" svg:y="14.25cm">
          <text:p text:style-name="P1">rigme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25cm" svg:x="11cm" svg:y="12.75cm">
          <text:p text:style-name="P1">rotct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25cm" svg:x="11cm" svg:y="15.75cm">
          <text:p text:style-name="P1">rigsmt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25cm" svg:x="11cm" svg:y="17.25cm">
          <text:p text:style-name="P1">rigsw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25cm" svg:height="5.25cm" svg:x="16.5cm" svg:y="13.75cm">
          <draw:image xlink:href="Pictures/1000000100000258000002586AFB72CE3042B50E.png" xlink:type="simple" xlink:show="embed" xlink:actuate="onLoad" draw:mime-type="image/png">
            <text:p/>
          </draw:image>
        </draw:frame>
        <draw:frame draw:style-name="gr6" draw:text-style-name="P4" draw:layer="layout" svg:width="1.146cm" svg:height="1.146cm" svg:x="18.55cm" svg:y="11.25cm">
          <draw:image xlink:href="Pictures/100000010000025800000258A2E7CB33D7570E13.png" xlink:type="simple" xlink:show="embed" xlink:actuate="onLoad" draw:mime-type="image/png">
            <text:p/>
          </draw:image>
        </draw:frame>
        <draw:frame draw:style-name="gr6" draw:text-style-name="P4" draw:layer="layout" svg:width="1.146cm" svg:height="1.146cm" svg:x="18.55cm" svg:y="9.75cm">
          <draw:image xlink:href="Pictures/100000010000025800000258A2E7CB33D7570E13.png" xlink:type="simple" xlink:show="embed" xlink:actuate="onLoad" draw:mime-type="image/png">
            <text:p/>
          </draw:image>
        </draw:frame>
        <draw:custom-shape draw:style-name="gr7" draw:text-style-name="P5" draw:layer="layout" svg:width="3.5cm" svg:height="2.75cm" svg:x="21.9cm" svg:y="11.35cm">
          <text:p text:style-name="P4">antenna rotato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cm" svg:height="2.75cm" svg:x="21.9cm" svg:y="14.35cm">
          <text:p text:style-name="P4">TRX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5" draw:text-style-name="P4" draw:layer="layout" svg:width="1cm" svg:height="1cm" svg:x="7.614cm" svg:y="8.25cm">
          <draw:image xlink:href="Pictures/100000010000008000000080E9B15DBDD91A2C7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2T21:02:12.342538518</meta:creation-date>
    <dc:date>2023-06-22T21:30:00.047874883</dc:date>
    <meta:editing-duration>PT27M44S</meta:editing-duration>
    <meta:editing-cycles>11</meta:editing-cycles>
    <meta:generator>LibreOffice/7.3.7.2$Linux_X86_64 LibreOffice_project/30$Build-2</meta:generator>
    <meta:document-statistic meta:object-count="23"/>
  </office:meta>
</office:document-meta>
</file>